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Ubuntu" svg:font-family="Ubuntu" style:font-adornments="Regular"/>
    <style:font-face style:name="Courier New" svg:font-family="'Courier New'" style:font-adornments="Regular" style:font-pitch="fixed"/>
    <style:font-face style:name="Libre Baskerville" svg:font-family="'Libre Baskerville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6252in" fo:margin-right="0in" fo:margin-top="0in" fo:margin-bottom="0in" loext:contextual-spacing="false" fo:line-height="108%" fo:text-align="justify" style:justify-single-word="false" fo:orphans="2" fo:widows="2" fo:text-indent="0in" style:auto-text-indent="false" fo:background-color="transparent" style:writing-mode="lr-tb">
        <style:tab-stops>
          <style:tab-stop style:position="5.8752in"/>
        </style:tab-stops>
      </style:paragraph-properties>
      <style:text-properties style:font-name="Roboto" fo:font-weight="normal" officeooo:paragraph-rsid="0025ece3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.6252in" fo:margin-right="0in" fo:margin-top="0in" fo:margin-bottom="0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officeooo:paragraph-rsid="0025ece3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justify" style:justify-single-word="false" fo:orphans="2" fo:widows="2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1.5pt solid #000000" style:writing-mode="lr-tb"/>
      <style:text-properties fo:font-size="9.5pt" style:font-size-asian="9.5pt" style:font-size-complex="9.5pt"/>
    </style:style>
    <style:style style:name="P4" style:family="paragraph" style:parent-style-name="Standard" style:master-page-name="">
      <loext:graphic-properties draw:fill="none"/>
      <style:paragraph-properties fo:margin-left="0.25in" fo:margin-right="0.1866in" fo:margin-top="0.0598in" fo:margin-bottom="0.1098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/>
      <style:text-properties style:font-name="Roboto" officeooo:paragraph-rsid="00392478"/>
    </style:style>
    <style:style style:name="P5" style:family="paragraph" style:parent-style-name="Standard" style:master-page-name="">
      <loext:graphic-properties draw:fill="none"/>
      <style:paragraph-properties fo:margin-left="0.25in" fo:margin-right="0in" fo:margin-top="0.0598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5626in"/>
          <style:tab-stop style:position="7.1in" style:type="right"/>
        </style:tab-stops>
      </style:paragraph-properties>
      <style:text-properties style:font-name="Roboto" officeooo:paragraph-rsid="0027f495"/>
    </style:style>
    <style:style style:name="P6" style:family="paragraph" style:parent-style-name="Standard" style:master-page-name="">
      <loext:graphic-properties draw:fill="none"/>
      <style:paragraph-properties fo:margin-left="0.25in" fo:margin-right="0in" fo:margin-top="0.0598in" fo:margin-bottom="0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6.3126in"/>
        </style:tab-stops>
      </style:paragraph-properties>
      <style:text-properties style:font-name="Roboto"/>
    </style:style>
    <style:style style:name="P7" style:family="paragraph" style:parent-style-name="No_20_Spacing" style:master-page-name="">
      <loext:graphic-properties draw:fill="none"/>
      <style:paragraph-properties fo:margin-left="0.25in" fo:margin-right="0in" fo:margin-top="0.0598in" fo:margin-bottom="0in" loext:contextual-spacing="false" fo:line-height="115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2.75in"/>
        </style:tab-stops>
      </style:paragraph-properties>
      <style:text-properties style:font-name="Roboto" officeooo:paragraph-rsid="0034a3c1"/>
    </style:style>
    <style:style style:name="P8" style:family="paragraph" style:parent-style-name="Standard" style:master-page-name="">
      <loext:graphic-properties draw:fill="none"/>
      <style:paragraph-properties fo:margin-left="0.25in" fo:margin-right="0in" fo:margin-top="0.1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style:font-name="Roboto" officeooo:paragraph-rsid="0027f495"/>
    </style:style>
    <style:style style:name="P9" style:family="paragraph" style:parent-style-name="Standard" style:master-page-name="">
      <loext:graphic-properties draw:fill="none"/>
      <style:paragraph-properties fo:margin-left="0.25in" fo:margin-right="0in" fo:margin-top="0in" fo:margin-bottom="0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weight="bold" officeooo:paragraph-rsid="0025ece3" style:font-weight-asian="bold"/>
    </style:style>
    <style:style style:name="P10" style:family="paragraph" style:parent-style-name="No_20_Spacing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>
        <style:tab-stops>
          <style:tab-stop style:position="2.75in"/>
        </style:tab-stops>
      </style:paragraph-properties>
      <style:text-properties style:font-name="Roboto" officeooo:paragraph-rsid="0034a3c1"/>
    </style:style>
    <style:style style:name="P11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style="normal" fo:font-weight="normal" officeooo:rsid="0025ece3" officeooo:paragraph-rsid="0025ece3" style:font-style-asian="normal" style:font-weight-asian="normal" style:font-style-complex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5626in"/>
          <style:tab-stop style:position="7.1in" style:type="right"/>
        </style:tab-stops>
      </style:paragraph-properties>
      <style:text-properties style:font-name="Roboto" fo:font-style="normal" officeooo:paragraph-rsid="0027f495" style:font-style-asian="normal" style:font-style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5in"/>
        </style:tab-stops>
      </style:paragraph-properties>
      <style:text-properties style:font-name="Roboto" fo:font-style="normal" officeooo:paragraph-rsid="0027f495" style:font-style-asian="normal" style:font-style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style="normal" fo:font-weight="normal" officeooo:paragraph-rsid="0025ece3" style:font-style-asian="normal" style:font-weight-asian="normal" style:font-style-complex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6252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style="normal" fo:font-weight="normal" officeooo:paragraph-rsid="0025ece3" style:font-style-asian="normal" style:font-weight-asian="normal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6252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</style:tab-stops>
      </style:paragraph-properties>
      <style:text-properties style:font-name="Roboto" fo:font-style="normal" officeooo:paragraph-rsid="0025ece3" style:font-style-asian="normal" style:font-style-complex="normal"/>
    </style:style>
    <style:style style:name="P17" style:family="paragraph" style:parent-style-name="Heading_20_1">
      <style:paragraph-properties fo:margin-top="0.2in" fo:margin-bottom="0in" loext:contextual-spacing="false"/>
      <style:text-properties style:font-name="Libre Baskerville" style:text-underline-style="none"/>
    </style:style>
    <style:style style:name="P18" style:family="paragraph" style:parent-style-name="Heading_20_1">
      <style:paragraph-properties fo:margin-top="0.2in" fo:margin-bottom="0in" loext:contextual-spacing="false">
        <style:tab-stops>
          <style:tab-stop style:position="2.6874in"/>
        </style:tab-stops>
      </style:paragraph-properties>
      <style:text-properties style:font-name="Libre Baskerville" style:text-underline-style="none"/>
    </style:style>
    <style:style style:name="P19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Libre Baskerville" fo:font-size="18pt" fo:font-weight="bold" style:font-size-asian="18pt" style:font-weight-asian="bold" style:font-size-complex="18pt"/>
    </style:style>
    <style:style style:name="P20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rsid="001920e0" officeooo:paragraph-rsid="001920e0"/>
    </style:style>
    <style:style style:name="P21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rsid="001c80fc" officeooo:paragraph-rsid="001c80fc"/>
    </style:style>
    <style:style style:name="P22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paragraph-rsid="000b2e3b"/>
    </style:style>
    <style:style style:name="P23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/>
    </style:style>
    <style:style style:name="P24" style:family="paragraph" style:parent-style-name="List_20_Paragraph" style:list-style-name="WWNum3" style:master-page-name="">
      <loext:graphic-properties draw:fill="none"/>
      <style:paragraph-properties fo:margin-left="0.75in" fo:margin-right="0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rsid="001920e0" officeooo:paragraph-rsid="00366d93"/>
    </style:style>
    <style:style style:name="P25" style:family="paragraph" style:parent-style-name="List_20_Paragraph" style:list-style-name="WWNum4" style:master-page-name="">
      <loext:graphic-properties draw:fill="none"/>
      <style:paragraph-properties fo:margin-left="0.75in" fo:margin-right="0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 officeooo:paragraph-rsid="0034a3c1"/>
    </style:style>
    <style:style style:name="P26" style:family="paragraph" style:parent-style-name="List_20_Paragraph" style:list-style-name="WWNum4" style:master-page-name="">
      <loext:graphic-properties draw:fill="none"/>
      <style:paragraph-properties fo:margin-left="0.75in" fo:margin-right="0.3118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/>
    </style:style>
    <style:style style:name="P27" style:family="paragraph" style:parent-style-name="List_20_Paragraph" style:list-style-name="WWNum4" style:master-page-name="">
      <loext:graphic-properties draw:fill="none"/>
      <style:paragraph-properties fo:margin-left="0.75in" fo:margin-right="0.3118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 officeooo:paragraph-rsid="000de420"/>
    </style:style>
    <style:style style:name="P28" style:family="paragraph" style:parent-style-name="List_20_Paragraph" style:list-style-name="WWNum4" style:master-page-name="">
      <loext:graphic-properties draw:fill="none"/>
      <style:paragraph-properties fo:margin-left="0.75in" fo:margin-right="0.3118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 officeooo:rsid="002b8b6b" officeooo:paragraph-rsid="002b8b6b"/>
    </style:style>
    <style:style style:name="P29" style:family="paragraph" style:parent-style-name="List_20_Paragraph" style:list-style-name="WWNum4" style:master-page-name="">
      <loext:graphic-properties draw:fill="none"/>
      <style:paragraph-properties fo:margin-left="0.25in" fo:margin-right="0in" fo:margin-top="0.1201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3752in"/>
        </style:tab-stops>
      </style:paragraph-properties>
      <style:text-properties style:font-name="Roboto" officeooo:paragraph-rsid="0027f495"/>
    </style:style>
    <style:style style:name="P30" style:family="paragraph" style:parent-style-name="List_20_Paragraph" style:list-style-name="WWNum4" style:master-page-name="">
      <loext:graphic-properties draw:fill="none"/>
      <style:paragraph-properties fo:margin-left="0in" fo:margin-right="0.25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3752in"/>
        </style:tab-stops>
      </style:paragraph-properties>
      <style:text-properties style:font-name="Roboto" fo:font-style="normal" officeooo:paragraph-rsid="0027f495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e420" style:font-weight-asian="bold"/>
    </style:style>
    <style:style style:name="T3" style:family="text">
      <style:text-properties fo:font-weight="bold" officeooo:rsid="000de420" style:font-weight-asian="bold" style:font-weight-complex="bold"/>
    </style:style>
    <style:style style:name="T4" style:family="text">
      <style:text-properties fo:font-weight="bold" officeooo:rsid="000017e0" style:font-weight-asian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weight-complex="normal"/>
    </style:style>
    <style:style style:name="T7" style:family="text">
      <style:text-properties officeooo:rsid="000017e0"/>
    </style:style>
    <style:style style:name="T8" style:family="text">
      <style:text-properties officeooo:rsid="00025348"/>
    </style:style>
    <style:style style:name="T9" style:family="text">
      <style:text-properties officeooo:rsid="000552e1"/>
    </style:style>
    <style:style style:name="T10" style:family="text">
      <style:text-properties officeooo:rsid="0006e677"/>
    </style:style>
    <style:style style:name="T11" style:family="text">
      <style:text-properties officeooo:rsid="000843cd"/>
    </style:style>
    <style:style style:name="T12" style:family="text">
      <style:text-properties officeooo:rsid="000a11ff"/>
    </style:style>
    <style:style style:name="T13" style:family="text">
      <style:text-properties officeooo:rsid="000d27a8"/>
    </style:style>
    <style:style style:name="T14" style:family="text">
      <style:text-properties officeooo:rsid="000de420"/>
    </style:style>
    <style:style style:name="T15" style:family="text">
      <style:text-properties fo:font-style="normal" fo:font-weight="bold" style:font-style-asian="normal" style:font-weight-asian="bold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e420" style:font-weight-asian="normal" style:font-weight-complex="normal"/>
    </style:style>
    <style:style style:name="T18" style:family="text">
      <style:text-properties fo:font-weight="normal" officeooo:rsid="002461ae" style:font-weight-asian="normal" style:font-weight-complex="normal"/>
    </style:style>
    <style:style style:name="T19" style:family="text">
      <style:text-properties fo:font-weight="normal" officeooo:rsid="000017e0" style:font-weight-asian="normal" style:font-weight-complex="normal"/>
    </style:style>
    <style:style style:name="T20" style:family="text">
      <style:text-properties officeooo:rsid="000f9bba"/>
    </style:style>
    <style:style style:name="T21" style:family="text">
      <style:text-properties officeooo:rsid="001ae1fa"/>
    </style:style>
    <style:style style:name="T22" style:family="text">
      <style:text-properties officeooo:rsid="001c80fc"/>
    </style:style>
    <style:style style:name="T23" style:family="text">
      <style:text-properties officeooo:rsid="0025ece3"/>
    </style:style>
    <style:style style:name="T24" style:family="text">
      <style:text-properties officeooo:rsid="002a0d3a"/>
    </style:style>
    <style:style style:name="T25" style:family="text">
      <style:text-properties officeooo:rsid="002b8b6b"/>
    </style:style>
    <style:style style:name="T26" style:family="text">
      <style:text-properties style:font-name="Roboto"/>
    </style:style>
    <style:style style:name="T27" style:family="text">
      <style:text-properties style:font-name="Roboto" style:font-name-complex="Calibri1"/>
    </style:style>
    <style:style style:name="T28" style:family="text">
      <style:text-properties style:font-name="Roboto" officeooo:rsid="00304151"/>
    </style:style>
    <style:style style:name="T29" style:family="text">
      <style:text-properties officeooo:rsid="0033b5e8"/>
    </style:style>
    <style:style style:name="T30" style:family="text">
      <style:text-properties officeooo:rsid="0034a3c1"/>
    </style:style>
    <style:style style:name="T31" style:family="text">
      <style:text-properties officeooo:rsid="00355457"/>
    </style:style>
    <style:style style:name="T32" style:family="text">
      <style:text-properties officeooo:rsid="00366d93"/>
    </style:style>
    <style:style style:name="T33" style:family="text">
      <style:text-properties officeooo:rsid="00392478"/>
    </style:style>
    <style:style style:name="T34" style:family="text">
      <style:text-properties officeooo:rsid="003b2d2e"/>
    </style:style>
    <style:style style:name="Sect1" style:family="section">
      <style:section-properties text:dont-balance-text-columns="false" style:editable="false">
        <style:columns fo:column-count="2">
          <style:column style:rel-width="6787*" fo:start-indent="0in" fo:end-indent="0.0984in"/>
          <style:column style:rel-width="3725*" fo:start-indent="0.0984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7522*" fo:start-indent="0in" fo:end-indent="0.0984in"/>
          <style:column style:rel-width="2990*" fo:start-indent="0.0984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177*" fo:start-indent="0in" fo:end-indent="0.0984in"/>
          <style:column style:rel-width="3335*" fo:start-indent="0.0984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192*" fo:start-indent="0in" fo:end-indent="0.0984in"/>
          <style:column style:rel-width="3320*" fo:start-indent="0.098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Jason M. Brunelle</text:p>
      <text:p text:style-name="P3"><text:span text:style-name="T28"><text:s text:c="3"/>jason</text:span><text:span text:style-name="T26">@jasonbrunelle.com </text:span><text:span text:style-name="T27">●</text:span><text:span text:style-name="T26"> (832) 499-1660 <text:s/></text:span><text:span text:style-name="T27">● </text:span><text:span text:style-name="T26">linkedin.com/in/jason-brunelle-18b6bb177 <text:s/></text:span><text:span text:style-name="T27">● <text:s/>github.com/jasonmb626</text:span></text:p>
      <text:h text:style-name="P17" text:outline-level="1">SUMMARY</text:h>
      <text:p text:style-name="P4"><text:span text:style-name="T13">Computer Programmer and aspiring Web Developer with over 20 years computer experience whose passion for computers never wavered in that time. Experience in Programming, Quality Assurance, and System Administration. </text:span>Recent graduate with a B.S. in Computer Science <text:span text:style-name="T33">with t</text:span>en years <text:span text:style-name="T12">m</text:span>anagement experience. <text:span text:style-name="T34">Dedicated problem-solver, strategic thinker and multi-tasker who keeps calm under pressure.</text:span></text:p>
      <text:h text:style-name="P17" text:outline-level="1">TECHNICAL SKILLS</text:h>
      <text:p text:style-name="P7">Programming/Languages:<text:tab/>HTML/CSS/JavaScript, <text:span text:style-name="T11">Node.js/Express, React </text:span>C/C++/C#, Java</text:p>
      <text:p text:style-name="P10">Database:<text:tab/>Mongo<text:span text:style-name="T8">DB</text:span>, <text:span text:style-name="T8">PostgreSQL, </text:span>MySQL, <text:span text:style-name="T30">Microsoft SQL Server</text:span><text:line-break/>Tools:<text:tab/>Git/GitHub, Microsoft <text:span text:style-name="T20">Office, Windows, Linux</text:span><text:line-break/><text:span text:style-name="T14">Methodologies:<text:tab/>Agile:Scrum</text:span></text:p>
      <text:h text:style-name="P18" text:outline-level="1">EDUCATION</text:h>
      <text:section text:style-name="Sect1" text:name="Section1">
        <text:p text:style-name="P6"><text:bookmark text:name="_GoBack"/><text:span text:style-name="T1">University Of Houston-Downtown</text:span><text:tab/><text:span text:style-name="T5">July 2019</text:span></text:p>
        <text:p text:style-name="P2">Bachelor of Science in Computer Science</text:p>
        <text:p text:style-name="P9">Houston Community College</text:p>
        <text:p text:style-name="P1">Associate in Arts</text:p>
        <text:p text:style-name="P11">January 2016-July 2019</text:p>
        <text:p text:style-name="P15"><text:span text:style-name="T7">GPA:</text:span><text:span text:style-name="T4"> </text:span><text:span text:style-name="T7">3.86</text:span></text:p>
        <text:p text:style-name="P14"><text:s/><text:span text:style-name="T23">January 2015-May</text:span> 201<text:span text:style-name="T7">6</text:span></text:p>
        <text:p text:style-name="P16"><text:span text:style-name="T1"><text:s text:c="8"/></text:span><text:span text:style-name="T19">GPA:</text:span>4.00</text:p>
      </text:section>
      <text:h text:style-name="P17" text:outline-level="1"><text:span text:style-name="T8">RELEVANT</text:span> EXPERIENCE</text:h>
      <text:section text:style-name="Sect2" text:name="Section2">
        <text:p text:style-name="P5"><text:span text:style-name="T15">General Manager</text:span><text:span text:style-name="T6"> - </text:span><text:span text:style-name="T16">Landmark Theatres - River Oaks Theatre</text:span><text:tab/></text:p>
        <text:p text:style-name="P12">July 2009-July 2019</text:p>
      </text:section>
      <text:list xml:id="list2729061418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Maintained a customer-focused atmosphere where team members could all contribute their talents towards excellent guest experience<text:span text:style-name="T22">s</text:span></text:p>
                        </text:list-item>
                        <text:list-item>
                          <text:p text:style-name="P24">Created/maintained <text:span text:style-name="T32">multiple </text:span>Excel Workbooks <text:span text:style-name="T32">(including helping maintain the </text:span>official <text:span text:style-name="T32">corporate </text:span>audit workbook<text:span text:style-name="T32">) </text:span>used to improve workflow company-wide</text:p>
                        </text:list-item>
                        <text:list-item>
                          <text:p text:style-name="P20">Converted movie trailers to industry-standard digital projection for company-wide use</text:p>
                        </text:list-item>
                        <text:list-item>
                          <text:p text:style-name="P21">Troubleshot physical plant, projection, and point of sale <text:span text:style-name="T24">issues, sometimes under pressure because guest experience for large audience was at stake</text:span></text:p>
                        </text:list-item>
                        <text:list-item>
                          <text:p text:style-name="P22">Ensured Payment Card Industry (PCI) compliance</text:p>
                        </text:list-item>
                        <text:list-item>
                          <text:p text:style-name="P23">Utilize<text:span text:style-name="T9">d</text:span> interpersonal communication skills with home office employees</text:p>
                        </text:list-item>
                        <text:list-item>
                          <text:p text:style-name="P23">Train<text:span text:style-name="T10">ed</text:span> employees <text:span text:style-name="T29">and managers</text:span> for new opens and changes in point-of-sale softwa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section text:style-name="Sect3" text:name="Section3">
        <text:p text:style-name="P8"><text:span text:style-name="T2">Senior Technician</text:span><text:span text:style-name="T17"> - </text:span><text:span text:style-name="T16">University </text:span><text:span text:style-name="T17">o</text:span><text:span text:style-name="T16">f North Texas – </text:span><text:span text:style-name="T18">R</text:span><text:span text:style-name="T16">esnet</text:span></text:p>
        <text:p text:style-name="P13">June 1999-May 2002</text:p>
      </text:section>
      <text:list xml:id="list3639033857" text:style-name="WWNum4">
        <text:list-item>
          <text:list>
            <text:list-item>
              <text:p text:style-name="P26"><text:span text:style-name="T25">Implemented</text:span> a web interface for students to <text:span text:style-name="T25">report Internet issues</text:span> <text:span text:style-name="T21">in a pre-framework era</text:span></text:p>
            </text:list-item>
            <text:list-item>
              <text:p text:style-name="P28">Implemented the business logic to assign technicians to trouble tickets based on the schedules of the technicians and clients</text:p>
            </text:list-item>
            <text:list-item>
              <text:p text:style-name="P26">Designed security measures for computer labs <text:span text:style-name="T31">with</text:span> software <text:span text:style-name="T31">on the</text:span> front and a backend<text:span text:style-name="T31">s</text:span></text:p>
            </text:list-item>
            <text:list-item>
              <text:p text:style-name="P25">Set up and maintained Linux/Apache/MySQL/PHP servers <text:span text:style-name="T30">(with a list of all University residents)</text:span></text:p>
            </text:list-item>
          </text:list>
        </text:list-item>
      </text:list>
      <text:section text:style-name="Sect4" text:name="Section4">
        <text:list xml:id="list105649553366168" text:continue-numbering="true" text:style-name="WWNum4">
          <text:list-header>
            <text:p text:style-name="P29"><text:span text:style-name="T3">Quality Assurance Engineer - </text:span><text:span text:style-name="T17">STB/3DFX</text:span></text:p>
            <text:p text:style-name="P30">June 199<text:span text:style-name="T14">8</text:span>-<text:span text:style-name="T14">January</text:span> <text:span text:style-name="T14">1999</text:span></text:p>
          </text:list-header>
        </text:list>
      </text:section>
      <text:list xml:id="list105648706059356" text:continue-numbering="true" text:style-name="WWNum4">
        <text:list-item>
          <text:list>
            <text:list-item>
              <text:p text:style-name="P27">Tested video card drivers and installation software <text:span text:style-name="T14">to ensure quality product</text:span></text:p>
            </text:list-item>
            <text:list-item>
              <text:p text:style-name="P27">Communicated with developers to fix bugs and improve the softwa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Ubuntu" svg:font-family="Ubuntu" style:font-adornments="Regular"/>
    <style:font-face style:name="Courier New" svg:font-family="'Courier New'" style:font-adornments="Regular" style:font-pitch="fixed"/>
    <style:font-face style:name="Libre Baskerville" svg:font-family="'Libre Baskerville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 fo:keep-together="always" fo:keep-with-next="always"/>
      <style:text-properties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eading_20_1_20_Char" style:display-name="Heading 1 Char" style:family="text" style:parent-style-name="Default_20_Paragraph_20_Font">
      <style:text-properties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°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Ubuntu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Brunelle</meta:initial-creator>
    <meta:editing-cycles>70</meta:editing-cycles>
    <meta:print-date>2019-03-13T18:26:00</meta:print-date>
    <meta:creation-date>2019-07-07T16:55:00</meta:creation-date>
    <dc:date>2019-09-25T10:56:47.398584678</dc:date>
    <meta:editing-duration>PT3H34M56S</meta:editing-duration>
    <meta:generator>LibreOffice/6.0.7.3$Linux_X86_64 LibreOffice_project/00m0$Build-3</meta:generator>
    <meta:document-statistic meta:table-count="0" meta:image-count="0" meta:object-count="0" meta:page-count="1" meta:paragraph-count="36" meta:word-count="334" meta:character-count="2447" meta:non-whitespace-character-count="2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